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2.496cm" svg:y="1.161cm">
            <draw:object draw:notify-on-update-of-ranges="Foglio1.A3:Foglio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5.854cm" svg:y="1.009cm">
            <draw:object draw:notify-on-update-of-ranges="Foglio1.J3:Foglio1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936cm" svg:y="1.003cm">
            <draw:object draw:notify-on-update-of-ranges="Foglio1.J3:Foglio1.J5 Foglio1.K3:Foglio1.K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4.835cm" svg:y="1.487cm">
            <draw:object draw:notify-on-update-of-ranges="Foglio1.J2:Foglio1.J2 Foglio1.J3:Foglio1.J5 Foglio1.K2:Foglio1.K2 Foglio1.K3:Foglio1.K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ttivo</text:p>
          </table:table-cell>
          <table:table-cell office:value-type="string" calcext:value-type="string">
            <text:p>non at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4:02:07.034610757</meta:creation-date>
    <dc:date>2024-07-15T17:30:37.703337506</dc:date>
    <meta:editing-duration>PT2H18M10S</meta:editing-duration>
    <meta:editing-cycles>1</meta:editing-cycles>
    <meta:document-statistic meta:table-count="1" meta:cell-count="12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729fcf"/>
    </style:style>
    <style:style style:name="ch13" style:family="chart">
      <style:chart-properties chart:solid-type="cuboid"/>
      <style:graphic-properties draw:fill-color="#81d41a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Foglio1.A3:Foglio1.A6" svg:x="1.331cm" svg:y="0.18cm" svg:width="12.006cm" svg:height="7.659cm">
          <chartooo:coordinate-region svg:x="2.138cm" svg:y="0.38cm" svg:width="11.199cm" svg:height="6.812cm"/>
          <chart:axis chart:dimension="x" chart:name="primary-x" chart:style-name="ch4">
            <chart:title svg:x="6.205cm" svg:y="8.019cm" chart:style-name="ch5">
              <text:p>configurazione</text:p>
            </chart:title>
            <chart:grid chart:style-name="ch6" chart:class="major"/>
          </chart:axis>
          <chart:axis chart:dimension="y" chart:name="primary-y" chart:style-name="ch7">
            <chart:title svg:x="0.451cm" svg:y="5.151cm" chart:style-name="ch8">
              <text:p>potenza in watt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Foglio1.A3:Foglio1.A6" chart:class="chart:bar">
            <chart:data-point chart:style-name="ch11"/>
            <chart:data-point chart:style-name="ch1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Foglio1.A3:Foglio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08cm" svg:y="4.204cm" style:legend-expansion="high" chart:style-name="ch2"/>
        <chart:plot-area chart:style-name="ch3" table:cell-range-address="Foglio1.J3:Foglio1.J5" svg:x="0.319cm" svg:y="0.18cm" svg:width="13.07cm" svg:height="8.646cm">
          <chartooo:coordinate-region svg:x="1.126cm" svg:y="0.38cm" svg:width="12.26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J3:Foglio1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Foglio1.J3:Foglio1.K5" svg:x="0.32cm" svg:y="0.18cm" svg:width="13.017cm" svg:height="8.64cm">
          <chartooo:coordinate-region svg:x="1.127cm" svg:y="0.379cm" svg:width="12.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J3:Foglio1.J5" chart:class="chart:bar">
            <chart:data-point chart:repeated="3"/>
          </chart:series>
          <chart:series chart:style-name="ch8" chart:values-cell-range-address="Foglio1.K3:Foglio1.K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  <table:table-cell office:value-type="float" office:value="87">
                <text:p>87</text:p>
                <draw:g>
                  <svg:desc>Foglio1.K3:Foglio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3.955cm" style:legend-expansion="high" chart:style-name="ch2"/>
        <chart:plot-area chart:style-name="ch3" table:cell-range-address="Foglio1.J2:Foglio1.K5" chart:data-source-has-labels="row" svg:x="1.33cm" svg:y="0.18cm" svg:width="12.086cm" svg:height="7.665cm">
          <chartooo:coordinate-region svg:x="2.137cm" svg:y="0.379cm" svg:width="11.279cm" svg:height="6.819cm"/>
          <chart:axis chart:dimension="x" chart:name="primary-x" chart:style-name="ch4">
            <chart:title svg:x="6.39cm" svg:y="8.025cm" chart:style-name="ch5">
              <text:p>Fpga accese</text:p>
            </chart:title>
          </chart:axis>
          <chart:axis chart:dimension="y" chart:name="primary-y" chart:style-name="ch6">
            <chart:title svg:x="0.451cm" svg:y="5.485cm" chart:style-name="ch7">
              <text:p>potenza in ingresso</text:p>
            </chart:title>
            <chart:grid chart:style-name="ch8" chart:class="major"/>
          </chart:axis>
          <chart:series chart:style-name="ch9" chart:values-cell-range-address="Foglio1.J3:Foglio1.J5" chart:label-cell-address="Foglio1.J2:Foglio1.J2" chart:class="chart:bar">
            <chart:data-point chart:repeated="3"/>
          </chart:series>
          <chart:series chart:style-name="ch10" chart:values-cell-range-address="Foglio1.K3:Foglio1.K5" chart:label-cell-address="Foglio1.K2:Foglio1.K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ivo</text:p>
                <draw:g>
                  <svg:desc>Foglio1.J2:Foglio1.J2</svg:desc>
                </draw:g>
              </table:table-cell>
              <table:table-cell office:value-type="string">
                <text:p>non attivo</text:p>
                <draw:g>
                  <svg:desc>Foglio1.K2:Foglio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  <table:table-cell office:value-type="float" office:value="87">
                <text:p>87</text:p>
                <draw:g>
                  <svg:desc>Foglio1.K3:Foglio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